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93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117.01pt"/>
    </style:style>
    <style:style style:name="co7" style:family="table-column">
      <style:table-column-properties fo:break-before="auto" style:column-width="458.7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87.36pt"/>
    </style:style>
    <style:style style:name="co10" style:family="table-column">
      <style:table-column-properties fo:break-before="auto" style:column-width="129pt"/>
    </style:style>
    <style:style style:name="co11" style:family="table-column">
      <style:table-column-properties fo:break-before="auto" style:column-width="818.96pt"/>
    </style:style>
    <style:style style:name="co12" style:family="table-column">
      <style:table-column-properties fo:break-before="auto" style:column-width="78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648.99pt"/>
    </style:style>
    <style:style style:name="co16" style:family="table-column">
      <style:table-column-properties fo:break-before="auto" style:column-width="122.51pt"/>
    </style:style>
    <style:style style:name="co17" style:family="table-column">
      <style:table-column-properties fo:break-before="auto" style:column-width="531.5pt"/>
    </style:style>
    <style:style style:name="co18" style:family="table-column">
      <style:table-column-properties fo:break-before="auto" style:column-width="100.4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389.99pt"/>
    </style:style>
    <style:style style:name="co21" style:family="table-column">
      <style:table-column-properties fo:break-before="auto" style:column-width="76pt"/>
    </style:style>
    <style:style style:name="co22" style:family="table-column">
      <style:table-column-properties fo:break-before="auto" style:column-width="81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Val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3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3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3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3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3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3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3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3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3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3" table:formula="of:=498/37" office:value-type="float" office:value="13.4594594594595" calcext:value-type="float">
            <text:p>13.45945945945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([.I7] - [.I12])" office:value-type="float" office:value="44.4444444444444" calcext:value-type="float">
            <text:p>44.44444444444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Damage Deal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Game Leng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ster 6 Enemy Multiplier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mums_Anoob" table:style-name="ta2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Diss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4)*(Movement)*(Speed 1)</text:p>
          </table:table-cell>
          <table:table-cell table:formula="of:=[Ass.F6]*[Ass.C5]*[Ass.I3]" office:value-type="float" office:value="132.202702702703" calcext:value-type="float">
            <text:p>132.202702702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2)*(Movement)*(Speed 7)</text:p>
          </table:table-cell>
          <table:table-cell table:formula="of:=[Ass.F10]*[Ass.C5]*[Ass.I9]" office:value-type="float" office:value="30.0810810810811" calcext:value-type="float">
            <text:p>30.08108108108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copha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har Card)*(Speed 1)</text:p>
          </table:table-cell>
          <table:table-cell table:formula="of:=2*[Ass.C20]*[Ass.I3]" office:value-type="float" office:value="480" calcext:value-type="float">
            <text:p>4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ust Sw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6)*(Locust AOE)*(Strip Ongoing)*(Avg Char Ongoing)*(Speed 5)</text:p>
          </table:table-cell>
          <table:table-cell table:formula="of:=[Ass.F14]*SQRT(4)*[Ass.C12]*[Ass.C17]*[Ass.I7]" office:value-type="float" office:value="412.756756756758" calcext:value-type="float">
            <text:p>412.7567567567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iot of 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Straight Line 3)*(Movement) + 3*(Range 1)*(4 Damage))*(Speed 6)</text:p>
          </table:table-cell>
          <table:table-cell table:formula="of:=([Ass.F11]*[Ass.C5] + 3*[Ass.F3]*4)*[Ass.I8]" office:value-type="float" office:value="112.378378378378" calcext:value-type="float">
            <text:p>112.378378378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n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3 Damage)*(Speed 9)</text:p>
          </table:table-cell>
          <table:table-cell table:formula="of:=[Ass.F8]*3*[Ass.I11]"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2 Damage)*(Ongoing Count)*(Speed 2)</text:p>
          </table:table-cell>
          <table:table-cell table:formula="of:=[Ass.F8]*2*[Ass.C17]*[Ass.I4]"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rt-Curve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6 Damage)*(Speed 3)</text:p>
          </table:table-cell>
          <table:table-cell table:formula="of:=[Ass.F3]*6*[Ass.I5]" office:value-type="float" office:value="40.5405405405405" calcext:value-type="float">
            <text:p>40.54054054054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a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Oasis Travel Multiplier)*(Avg Oasis Travel)*(Self Heal 3)*(Speed 8)</text:p>
          </table:table-cell>
          <table:table-cell table:formula="of:=[.C23]*[.C22]*3*([Ass.C22]*([Ass.C19]/[.C31]))*[Ass.I10]" office:value-type="float" office:value="75.0862068965517" calcext:value-type="float">
            <text:p>75.08620689655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eath Blow Chance)*2*(Avg Player Card)*Duration</text:p>
          </table:table-cell>
          <table:table-cell table:formula="of:=[.C24]*2*[Ass.C20]*[Ass.C6]" office:value-type="float" office:value="142.222222222222" calcext:value-type="float">
            <text:p>142.222222222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Play a Card) - (Draw a Card))*Duration</text:p>
          </table:table-cell>
          <table:table-cell table:formula="of:=(0 - 0)*[Ass.C6]" office:value-type="float" office:value="0" calcext:value-type="float">
            <text:p>0</text:p>
          </table:table-cell>
          <table:table-cell table:formula="of:=([.C29] - [Ass.C8]*[.C29])*[Ass.C6]" office:value-type="float" office:value="736.995341612831" calcext:value-type="float">
            <text:p>736.995341612831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6)*((Set Activation Chance)*2*(Avg Enemy Distance)*(Displacement))*Duration</text:p>
          </table:table-cell>
          <table:table-cell table:formula="of:=[Ass.F8]*([.C26]*2*[.C25]*[Ass.C15])*[Ass.C6]" office:value-type="float" office:value="1080" calcext:value-type="float">
            <text:p>10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i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Avg Damage Dealt)*(Period of Game While Killable)*(Self Heal))*Duration</text:p>
          </table:table-cell>
          <table:table-cell table:formula="of:=([Ass.C11]*[Ass.C23]*[.C27]*([Ass.C22]*([Ass.C19]/[.C31])) )*[Ass.C6]" office:value-type="float" office:value="28.0172413793103" calcext:value-type="float">
            <text:p>28.0172413793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u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Root)*(Speed 7)*Duration</text:p>
          </table:table-cell>
          <table:table-cell table:formula="of:=[Ass.F3]*[Ass.C16]*[Ass.I9]*[Ass.C6]" office:value-type="float" office:value="56.7567567567568" calcext:value-type="float">
            <text:p>56.7567567567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AOE 1)*3*(Speed 7)*Duration</text:p>
          </table:table-cell>
          <table:table-cell table:formula="of:=[Ass.F3]*SQRT([Ass.F3])*3*[Ass.I9]*[Ass.C6]" office:value-type="float" office:value="187.777788615851" calcext:value-type="float">
            <text:p>187.7777886158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k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Range 6)*(1 Damage))*Duration</text:p>
          </table:table-cell>
          <table:table-cell table:formula="of:=([Ass.C11]*[Ass.F8]*1)*[Ass.C6]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vg Oasis Trave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asis Travel Multiplier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ath Blow Chance</text:p>
          </table:table-cell>
          <table:table-cell table:formula="of:=8/90" office:value-type="float" office:value="0.0888888888888889" calcext:value-type="float">
            <text:p>0.0888888888888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g Enemy Distanc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 Activation Chance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iod of Game while Killable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cust AO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3]*[.E13])+([.C14]*[.E14])+([.C15]*[.E15])+([.C16]*[.E16])+([.C17]*[.E17])+([.C18]*[.E18])+([.C19]*[.E19]))/30" office:value-type="float" office:value="184.248835403208" calcext:value-type="float">
            <text:p>184.24883540320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E6])+([.C7]*[.E7])+([.C8]*[.E8])+([.C9]*[.E9])+([.C10]*[.E10])+([.C11]*[.E11])+([.C13]*[.E13])+([.C14]*[.F14])+([.C15]*[.E15])+([.C16]*[.E16])+([.C17]*[.E17])+([.C18]*[.E18])+([.C19]*[.E19]))/30" office:value-type="float" office:value="208.815346790302" calcext:value-type="float">
            <text:p>208.81534679030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 4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 6</text:p>
          </table:table-cell>
          <table:table-cell table:formula="of:=ROUND([Ass.C25]*[.C31])"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wer Level v 4</text:p>
          </table:table-cell>
          <table:table-cell table:formula="of:=[.C31]*[.C30]" office:value-type="float" office:value="6055.64505691876" calcext:value-type="float">
            <text:p>6055.645056918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wer Level v 6</text:p>
          </table:table-cell>
          <table:table-cell table:formula="of:=[.C30]*[.C32]" office:value-type="float" office:value="9187.87525877329" calcext:value-type="float">
            <text:p>9187.87525877329</text:p>
          </table:table-cell>
          <table:table-cell table:number-columns-repeated="3"/>
        </table:table-row>
      </table:table>
      <table:table table:name="Slug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4 Damage) + 4*(Avg Char Health)/(Max Health) + (Remove Ongoing))*(Speed 6)</text:p>
          </table:table-cell>
          <table:table-cell table:formula="of:=[Ass.F3]*(4 + 4*([Ass.C19]/[.C24]) + [Ass.C12])*[Ass.I8]" office:value-type="float" office:value="66.1486486486487" calcext:value-type="float">
            <text:p>66.14864864864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r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AOE 1)*((Root) + (3 Damage))*(Speed 2)</text:p>
          </table:table-cell>
          <table:table-cell table:formula="of:=[Ass.F3]*SQRT([Ass.F3])*([Ass.C16] + 3)*[Ass.I4]" office:value-type="float" office:value="77.4955953017797" calcext:value-type="float">
            <text:p>77.4955953017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w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Range 1)*(Movement 1) + (Avg Card))*(Speed 8)</text:p>
          </table:table-cell>
          <table:table-cell table:formula="of:=([Ass.F3]*[Ass.C5] + 0)*[Ass.I10]" office:value-type="float" office:value="16.2162162162162" calcext:value-type="float">
            <text:p>16.2162162162162</text:p>
          </table:table-cell>
          <table:table-cell table:formula="of:=([Ass.F3]*[Ass.C5] + [.C22])*[Ass.I10]" office:value-type="float" office:value="116.053064640076" calcext:value-type="float">
            <text:p>116.0530646400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traight 6)*((Movement) + (Chance contact)*AOE(1)*((Root)+(3 Damage)))*(Speed 2)</text:p>
          </table:table-cell>
          <table:table-cell table:formula="of:=[Ass.F14]*([Ass.C5] + [.C20]*SQRT([Ass.F3])*([Ass.C16] + 3))*[Ass.I4]" office:value-type="float" office:value="165.526564491787" calcext:value-type="float">
            <text:p>165.5265644917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othered and Cov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*(Speed 5)</text:p>
          </table:table-cell>
          <table:table-cell table:formula="of:=2*(0)*[Ass.I7]" office:value-type="float" office:value="0" calcext:value-type="float">
            <text:p>0</text:p>
          </table:table-cell>
          <table:table-cell table:formula="of:=2*([.C22])*[Ass.I7]" office:value-type="float" office:value="229.624751374878" calcext:value-type="float">
            <text:p>229.6247513748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s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2)*(AOE 2)*2*(Remove Ongoing)*(Speed 6)</text:p>
          </table:table-cell>
          <table:table-cell table:formula="of:=[Ass.F4]*SQRT([Ass.F4])*2*[Ass.C12]*[Ass.I8]" office:value-type="float" office:value="431.420263697656" calcext:value-type="float">
            <text:p>431.4202636976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4])) *[Ass.C6]" office:value-type="float" office:value="50.78125" calcext:value-type="float">
            <text:p>50.78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eudo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Movement)*(Speed 8)*Uses*Duration</text:p>
          </table:table-cell>
          <table:table-cell table:formula="of:=[Ass.F3]*[Ass.C5]*[Ass.I10]*([.C5]/30)*[Ass.C6]" office:value-type="float" office:value="16.2162162162162" calcext:value-type="float">
            <text:p>16.2162162162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ugs Aren’t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Crawl Speed 1) – (Crawl Speed 8))*Uses*Duration</text:p>
          </table:table-cell>
          <table:table-cell table:formula="of:=(([Ass.F3]*[Ass.C5] + 0)*[Ass.I3] - ([Ass.F3]*[Ass.C5] + 0)*[Ass.I10])*([.C5]/30)*[Ass.C6]" office:value-type="float" office:value="5.67567567567567" calcext:value-type="float">
            <text:p>5.67567567567567</text:p>
          </table:table-cell>
          <table:table-cell table:formula="of:=(([Ass.F3]*[Ass.C5] + [.C22])*[Ass.I3] - ([Ass.F3]*[Ass.C5] + [.C22])*[Ass.I10])*([.C5]/30)*[Ass.C6]" office:value-type="float" office:value="40.6185726240267" calcext:value-type="float">
            <text:p>40.618572624026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Curl Hit Enemy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 table:formula="of:=(([.C3]*[.E3])+([.C4]*[.E4])+([.C5]*[.E5])+([.C6]*[.E6])+([.C7]*[.E7])+([.C8]*[.E8])+([.C10]*[.E10])+([.C11]*[.E11])+([.C12]*[.E12]))/30" office:value-type="float" office:value="89.8531635814742" calcext:value-type="float">
            <text:p>89.85316358147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 table:formula="of:=(([.C3]*[.E3])+([.C4]*[.E4])+([.C5]*[.F5])+([.C6]*[.E6])+([.C7]*[.F7])+([.C8]*[.E8])+([.C10]*[.E10])+([.C11]*[.E11])+([.C12]*[.F12]))/30" office:value-type="float" office:value="126.293613256183" calcext:value-type="float">
            <text:p>126.293613256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3]*[.C24]" office:value-type="float" office:value="4041.39562419786" calcext:value-type="float">
            <text:p>4041.3956241978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_S_" table:style-name="ta4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Movement 2) + (Enemy Adjacent)*(Range 1)*(AOE 6)*(3 Damage))*(Speed 3)</text:p>
          </table:table-cell>
          <table:table-cell table:formula="of:=([Ass.F4]*[Ass.C5] + [.C16]*SQRT(6)*[Ass.F3]*3)*[Ass.I5]" office:value-type="float" office:value="76.852936582262" calcext:value-type="float">
            <text:p>76.8529365822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ot the Th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AOE 3)*(Range 3)*(6 Damage))*(Speed 4)</text:p>
          </table:table-cell>
          <table:table-cell table:formula="of:=(SQRT(3)*([Ass.F11])*6)*[Ass.I6]" office:value-type="float" office:value="155.041953369409" calcext:value-type="float">
            <text:p>155.0419533694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Movement 2) + (Play Card))*(Speed 2)</text:p>
          </table:table-cell>
          <table:table-cell table:formula="of:=(([Ass.F4] * [Ass.C5]) + 0)*([Ass.I4])" office:value-type="float" office:value="54.1081081081082" calcext:value-type="float">
            <text:p>54.1081081081082</text:p>
          </table:table-cell>
          <table:table-cell table:formula="of:=(([Ass.F4] * [Ass.C5]) + [.C19])*([Ass.I4])" office:value-type="float" office:value="222.659174400568" calcext:value-type="float">
            <text:p>222.6591744005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hanc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AOE 4)*(Range 4)*(7 Damage))*(Speed 4) - ((AOE 3)*(Range 3)*(6 Damage))*(Speed 4)) * Uses * Duration</text:p>
          </table:table-cell>
          <table:table-cell table:formula="of:=((SQRT(4)*[Ass.F12]*7)*[Ass.I6] - (SQRT(3)*[Ass.F11]*6)*[Ass.I6]) * ([.C4]/30) * [Ass.C6]" office:value-type="float" office:value="162.132309477397" calcext:value-type="float">
            <text:p>162.1323094773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AOE 6)*(Range 3)*(6 Damage))*(Speed 4) - ((AOE 3)*(Range 3)*(6 Damage))*(Speed 4)) * Uses * Duration</text:p>
          </table:table-cell>
          <table:table-cell table:formula="of:=((SQRT(6)*[Ass.F11]*6)*[Ass.I6] - (SQRT(3)*[Ass.F12]*6)*[Ass.I6]) * ([.C4]/30) * [Ass.C6]" office:value-type="float" office:value="87.9952326789213" calcext:value-type="float">
            <text:p>87.99523267892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siness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* (Avg Card)</text:p>
          </table:table-cell>
          <table:table-cell office:value-type="float" office:value="0" calcext:value-type="float">
            <text:p>0</text:p>
          </table:table-cell>
          <table:table-cell table:formula="of:=2*[.C19]" office:value-type="float" office:value="233.378399481867" calcext:value-type="float">
            <text:p>233.3783994818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p-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AOE 5)*(Range 1)*(4 Damage)*Uses*Duration + (C22 - 1)*(AOE 5)*(Range 1)*(4 Damage)*Uses*Duration</text:p>
          </table:table-cell>
          <table:table-cell table:formula="of:=2*SQRT(5)*[Ass.F3]*4*([.C5]/30)*[Ass.C6] + 2*SQRT(5)*[Ass.F3]*4*([.C3]/30)*[Ass.C6]" office:value-type="float" office:value="145.042247189176" calcext:value-type="float">
            <text:p>145.042247189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d-aid the Boo-B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elf-Heal 3)*(Chance Adjacent Ally)*Duration</text:p>
          </table:table-cell>
          <table:table-cell table:formula="of:=([Ass.C22]*([Ass.C19]/[.C21]))*3*[.C18]*[Ass.C6]" office:value-type="float" office:value="105.362903225806" calcext:value-type="float">
            <text:p>105.3629032258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Range 1)*(Avg Ongoing Amount)*(Discard Ongoing)*Uses*Duration + (C22 - 1)*(Range 1)*(Avg Ongoing Amount)*(Discard Ongoing)*Uses*Duration</text:p>
          </table:table-cell>
          <table:table-cell table:formula="of:=2*[Ass.F3]*[Ass.C17]*[Ass.C12]*(4/30)*[Ass.C6] + 2*[Ass.F3]*[Ass.C17]*[Ass.C12]*(6/30)*[Ass.C6]" office:value-type="float" office:value="194.594594594595" calcext:value-type="float">
            <text:p>194.5945945945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nemy Adjacen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arest All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djacent Ally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7]*[.E7])+([.C8]*[.E8])+([.C9]*[.E9])+([.C10]*[.E10])+([.C11]*[.E11])+([.C12]*[.E12]))/30" office:value-type="float" office:value="116.689199740934" calcext:value-type="float">
            <text:p>116.689199740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7]*[.E7])+([.C8]*[.E8])+([.C9]*[.F9])+([.C10]*[.E10])+([.C11]*[.E11])+([.C12]*[.E12]))/30" office:value-type="float" office:value="146.941955229324" calcext:value-type="float">
            <text:p>146.9419552293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0]*[.C21]" office:value-type="float" office:value="4555.20061210904" calcext:value-type="float">
            <text:p>4555.2006121090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5"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ovement)*(Range 2)*(Option)*(Speed 6)</text:p>
          </table:table-cell>
          <table:table-cell table:formula="of:=3*([Ass.F4])*[Ass.C10]*[Ass.I8]" office:value-type="float" office:value="57.2297297297298" calcext:value-type="float">
            <text:p>57.22972972972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ing V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Lightning Out) * (Chance same target) *((Range 2)*(Strip Ongoing) + (Avg Command)) * Uses</text:p>
          </table:table-cell>
          <table:table-cell table:formula="of:=([.C22])*([.C23]) * ([.C26]) *([Ass.F4]*[Ass.C12] + [.E3]) * [Ass.C6]" office:value-type="float" office:value="89.7596283783785" calcext:value-type="float">
            <text:p>89.75962837837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Lightning Out) * (Chance Earth Out) * (Chance same target) *((Self Heal 2) + (Avg Command)) * Uses</text:p>
          </table:table-cell>
          <table:table-cell table:formula="of:=[.C23] * [.C25] * [.C26] *(([Ass.C22]*([Ass.C19]/([.C37])))*2 + [.E3]) * [Ass.C6]" office:value-type="float" office:value="76.5812144381224" calcext:value-type="float">
            <text:p>76.5812144381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va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Earth Out) * (Chance same target) *((Self Heal 2) + (Range 2)*(Strip Ongoing)) * Uses</text:p>
          </table:table-cell>
          <table:table-cell table:formula="of:=[.C22] * [.C25] * [.C26] *(([Ass.C22]*([Ass.C19]/([.C37])))*2 + [Ass.F4]*[Ass.C12]) * [Ass.C6]" office:value-type="float" office:value="70.4810455192035" calcext:value-type="float">
            <text:p>70.48104551920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 Ice and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Fire Out) * (Chance same target) *((Reduce Avg Card to Speed 10) + (Range 2)*(Strip Ongoing)) * Uses</text:p>
          </table:table-cell>
          <table:table-cell table:formula="of:=([.C24]) * ([.C22]) * ([.C26]) *(([Ass.C21]) + ([Ass.F4])*([Ass.C12])) * [Ass.C6]" office:value-type="float" office:value="79.051951951952" calcext:value-type="float">
            <text:p>79.0519519519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Earth Out) * (Chance same target) *((Reduce Avg Card to Speed 10) + (Self Heal 2)) * Uses</text:p>
          </table:table-cell>
          <table:table-cell table:formula="of:=([.C23]) * ([.C25]) * ([.C26]) *(([Ass.C21]) + 2*([Ass.C22]*([Ass.C19]/[.C37]))) * [Ass.C6]" office:value-type="float" office:value="65.8735380116959" calcext:value-type="float">
            <text:p>65.87353801169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Lightning Out) * (Chance same target) *((Reduce Avg Card to Speed 10) + (Avg Command)) * Uses</text:p>
          </table:table-cell>
          <table:table-cell table:formula="of:=([.C24]) * ([.C23]) * ([.C26]) *(([Ass.C21]) + [.E3]) * [Ass.C6]" office:value-type="float" office:value="85.1521208708709" calcext:value-type="float">
            <text:p>85.15212087087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AOE)*(2 Range)*(2 Damage)]) * Option * (Turn Frequency)</text:p>
          </table:table-cell>
          <table:table-cell table:formula="of:=[.C27] * MAX([Ass.C5]*[Ass.F4];SQRT([Ass.F4])*[Ass.F4]*2) * [Ass.C10] * ([.C3]/30)" office:value-type="float" office:value="352.980215752628" calcext:value-type="float">
            <text:p>352.9802157526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(2 Damage) + (Root))]) * Option * (Turn Frequency)</text:p>
          </table:table-cell>
          <table:table-cell table:formula="of:=[.C28] * MAX([Ass.C5]*[Ass.F4];[Ass.F4]*(2 + [Ass.C16]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3 Damage)]) * Option * (Turn Frequency)</text:p>
          </table:table-cell>
          <table:table-cell table:formula="of:=[.C29] * MAX([Ass.C5]*[Ass.F4];[Ass.F4]*3) * [Ass.C10] * ([.C3]/30)" office:value-type="float" office:value="149.837837837838" calcext:value-type="float">
            <text:p>149.8378378378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1 Range)*((1 Displacement) + (2 Damage))]) * Option * (Turn Frequency)</text:p>
          </table:table-cell>
          <table:table-cell table:formula="of:=[.C30] * MAX([Ass.C5]*[Ass.F4];[Ass.F3]*([Ass.C15] + 2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AOE)*(2 Range)*(3 Damage), (1 Range)*(5 Damage)]) * Option * (Turn Frequency)</text:p>
          </table:table-cell>
          <table:table-cell table:formula="of:=[.C31] * MAX(SQRT([Ass.F4])*[Ass.F4]*3;[Ass.F3]*5) * [Ass.C10] * ([.C3]/30)" office:value-type="float" office:value="794.205485443412" calcext:value-type="float">
            <text:p>794.2054854434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(4 Damage) + (Root)), (1 Range)*(5 Damage)]) * Option * (Turn Frequency)</text:p>
          </table:table-cell>
          <table:table-cell table:formula="of:=[.C32] * MAX([Ass.F4]*(4 + [Ass.C16]);[Ass.F3]*5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6 Damage), (1 Range)*(5 Damage)]) * Option * (Turn Frequency)</text:p>
          </table:table-cell>
          <table:table-cell table:formula="of:=[.C33] * ([Ass.F4]*6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1 Range)*((2 Displacement) + (3 Damage)), (1 Range)*(5 Damage)]) * Option * (Turn Frequency)</text:p>
          </table:table-cell>
          <table:table-cell table:formula="of:=[.C34] * MAX([Ass.F3]*((2*[Ass.C15]) + 3); [Ass.F3]*5) * [Ass.C10] * ([.C3]/30)" office:value-type="float" office:value="272.432432432432" calcext:value-type="float">
            <text:p>272.4324324324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Fir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Lightning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Ic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arth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ame Target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Familiar Health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Golem Health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37]*((([.C3]*[.E3]) + ([.C4]*[.E4]) + ([.C5]*[.E5]) + ([.C6]*[.E6]) + ([.C7]*[.E7]) + ([.C8]*[.E8]) + ([.C9]*[.E9]))/SUM([.C3:.C9])) + [.E11] + [.E12] + [.E13] + [.E14] + [.E16] + [.E17] + [.E18] + [.E19]" office:value-type="float" office:value="4062.09276251873" calcext:value-type="float">
            <text:p>4062.09276251873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M_Bardier" table:style-name="ta5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tp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Movement)*(Range1) + (Jetpack Contact Chance)*(5 Damage)*(Range 3 Straight))*(Speed 5)</text:p>
          </table:table-cell>
          <table:table-cell table:formula="of:=(([Ass.C5])*([Ass.F3]) + ([.C18])*5*([Ass.F11]))*([Ass.I7])" office:value-type="float" office:value="54.3918918918919" calcext:value-type="float">
            <text:p>54.3918918918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ra 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vg card)*(Number of numerals)*2*(Speed 1)</text:p>
          </table:table-cell>
          <table:table-cell office:value-type="float" office:value="0" calcext:value-type="float">
            <text:p>0</text:p>
          </table:table-cell>
          <table:table-cell table:formula="of:=([.C23])*([.C19])*2*([Ass.I3])" office:value-type="float" office:value="684.195234923124" calcext:value-type="float">
            <text:p>684.195234923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 Nice Sur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stepped on)*(Range 4)*((6 damage) + (Number Ongoings)*(Remove Ongoing))</text:p>
          </table:table-cell>
          <table:table-cell table:formula="of:=([.C20])*([Ass.F6])*(6 + ([Ass.C17])*([Ass.C12]))" office:value-type="float" office:value="396.608108108108" calcext:value-type="float">
            <text:p>396.608108108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t's Have a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6 Damage) + (2 Knockback) - (Chance Self Blast)*(2 Damage))*(Aoe and Range))*(Speed 6)</text:p>
          </table:table-cell>
          <table:table-cell table:formula="of:=(6 + 2 - [.C21]*2)*SQRT([Ass.F3])*[Ass.F4]*([Ass.I8])" office:value-type="float" office:value="235.626351048335" calcext:value-type="float">
            <text:p>235.6263510483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't Drink Tha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5)+(Draw Card))*(Speed 7)</text:p>
          </table:table-cell>
          <table:table-cell table:formula="of:=(5*([Ass.C22]*([Ass.C19]/[.C25]))+0)*[Ass.I9]" office:value-type="float" office:value="86.1742424242424" calcext:value-type="float">
            <text:p>86.1742424242424</text:p>
          </table:table-cell>
          <table:table-cell table:formula="of:=(5*([Ass.C22]*([Ass.C19]/[.C25]))+([Ass.C8])*[.C23])*[Ass.I8]" office:value-type="float" office:value="118.152398459831" calcext:value-type="float">
            <text:p>118.1523984598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Chance dealing damage instance)*(1/3)*(Damage Prevented)*(AOE and Range)+(Avg Card))*(Speed 2)</text:p>
          </table:table-cell>
          <table:table-cell table:formula="of:=(([Ass.C11])*(1/3)*([Ass.C23])*([Ass.F5]*SQRT([Ass.F5]))+0)*[Ass.I4]" office:value-type="float" office:value="116.732977056846" calcext:value-type="float">
            <text:p>116.732977056846</text:p>
          </table:table-cell>
          <table:table-cell table:formula="of:=(([Ass.C11])*(1/3)*([Ass.C23])*([Ass.F5]*SQRT([Ass.F5]))+[.C23])*[Ass.I4]" office:value-type="float" office:value="281.446644723524" calcext:value-type="float">
            <text:p>281.4466447235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 B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Movement 2 Line)*(Out of Hand Conditionless))*SpeedAdjust</text:p>
          </table:table-cell>
          <table:table-cell table:formula="of:=(3*([Ass.F10])*([Ass.C13]))*([Ass.I3])" office:value-type="float" office:value="77.3513513513514" calcext:value-type="float">
            <text:p>77.35135135135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bur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(Movement)+(Chance Occupied)*(Knockback+Damage))*Uses*(Speed 11)</text:p>
          </table:table-cell>
          <table:table-cell table:formula="of:=([Ass.F3])*(3+([.C22])*([Ass.C14]+2))*[Ass.C6]*[Ass.I13]" office:value-type="float" office:value="86.1486486486487" calcext:value-type="float">
            <text:p>86.148648648648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tpack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al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tepped On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elf-Blas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Occupied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1]*[.E11]))/30" office:value-type="float" office:value="114.032539153854" calcext:value-type="float">
            <text:p>114.0325391538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F4])+([.C5]*[.E5])+([.C6]*[.E6])+([.C7]*[.F7])+([.C8]*[.F8])+([.C9]*[.E9])+([.C11]*[.E11]))/30" office:value-type="float" office:value="185.871131309031" calcext:value-type="float">
            <text:p>185.8711313090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4]*[.C25]" office:value-type="float" office:value="4089.16488879869" calcext:value-type="float">
            <text:p>4089.16488879869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_Errant" table:style-name="ta6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ovement + (4 Damage)*(AOE Range 1))*Range*(3 Speed)</text:p>
          </table:table-cell>
          <table:table-cell table:formula="of:=([Ass.C5] + 4*SQRT([Ass.F3]))*[.D18]*[Ass.I5]" office:value-type="float" office:value="159.764533312509" calcext:value-type="float">
            <text:p>159.7645333125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7 Damage)*Range + (Movement)*(Range 1))*(6 Speed)</text:p>
          </table:table-cell>
          <table:table-cell table:formula="of:=(7*[.D18] + [Ass.F3]*[Ass.C5])*[Ass.I8]" office:value-type="float" office:value="101.081081081081" calcext:value-type="float">
            <text:p>101.0810810810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206.952100108024" calcext:value-type="float">
            <text:p>206.9521001080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[.C4]/30)*[Ass.C6]" office:value-type="float" office:value="69.7819244718638" calcext:value-type="float">
            <text:p>69.78192447186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educing Speed 2 bonus)*(Avg card value) + (Draw Card))*Uses</text:p>
          </table:table-cell>
          <table:table-cell office:value-type="float" office:value="0" calcext:value-type="float">
            <text:p>0</text:p>
          </table:table-cell>
          <table:table-cell table:formula="of:=(([Ass.I3]-[Ass.I5])*[.D22]+([Ass.C8]*[.D22]))*[Ass.C6]" office:value-type="float" office:value="160.962744528464" calcext:value-type="float">
            <text:p>160.9627445284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40.086206896552" calcext:value-type="float">
            <text:p>140.086206896552</text:p>
          </table:table-cell>
          <table:table-cell table:formula="of:=(0+([.D22]*[Ass.C8])+2*([Ass.C22]*([Ass.C19]/([.D24]))) )*[Ass.C10]*[Ass.C6]" office:value-type="float" office:value="269.431269464067" calcext:value-type="float">
            <text:p>269.4312694640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213.019377750012" calcext:value-type="float">
            <text:p>213.0193777500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5 Damage)+(Draw Card))*(Range 1)*((Hop Cards)/(Total Cards))*Duration</text:p>
          </table:table-cell>
          <table:table-cell table:formula="of:=(5)*[Ass.F3]*([.C3]/30)*[Ass.C6]" office:value-type="float" office:value="32.4324324324324" calcext:value-type="float">
            <text:p>32.4324324324324</text:p>
          </table:table-cell>
          <table:table-cell table:formula="of:=(5+([Ass.C8])*[.D22])*[Ass.F3]*([.C3]/30)*[Ass.C6]" office:value-type="float" office:value="166.671632502502" calcext:value-type="float">
            <text:p>166.6716325025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Avg Non-Lance Card)+(Draw Lance Card)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([.D21]+([Ass.C8]*[.E4]))*[.D20]*(10/30)*[Ass.C6]" office:value-type="float" office:value="104.074792297245" calcext:value-type="float">
            <text:p>104.0747922972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2)*Duration</text:p>
          </table:table-cell>
          <table:table-cell table:formula="of:=[Ass.C11]*2*[Ass.C22]*([Ass.C19]/[.D24])*[Ass.C6]" office:value-type="float" office:value="56.0344827586207" calcext:value-type="float">
            <text:p>56.0344827586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68.9840333693415" calcext:value-type="float">
            <text:p>68.98403336934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104.673534540478" calcext:value-type="float">
            <text:p>104.6735345404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30)" office:value-type="float" office:value="103.476050054012" calcext:value-type="float">
            <text:p>103.4760500540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F12])+([.C13]*[.F13])+([.C14]*[.E14])+([.C15]*[.F15]))/(30)" office:value-type="float" office:value="137.193051155635" calcext:value-type="float">
            <text:p>137.1930511556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3978.59848351342" calcext:value-type="float">
            <text:p>3978.59848351342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6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22:02:04.665138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  <style:master-page style:name="mp5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creation-date>2019-01-17T07:45:02Z</meta:creation-date>
    <dc:date>2019-01-31T09:45:34.086796380</dc:date>
    <meta:editing-cycles>50</meta:editing-cycles>
    <meta:editing-duration>PT13H58M7S</meta:editing-duration>
    <meta:document-statistic meta:table-count="7" meta:cell-count="547" meta:object-count="0"/>
  </office:meta>
</office:document-meta>
</file>